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name="Georgia" fo:language="zxx" fo:country="none" style:font-name-asian="Georgia" style:language-asian="zxx" style:country-asian="none" style:font-name-complex="Georgia" style:language-complex="zxx" style:country-complex="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Your Private War</text:p>
      <text:p text:style-name="P2"/>
      <text:p text:style-name="P1">Read: Revelation 13:4-7</text:p>
      <text:p text:style-name="P1"><text:s/></text:p>
      <text:p text:style-name="P1">Text: Revelation 12:17 “And the dragon was wroth with the woman, and went to make war with the remnant of her seed, which keep the commandments of God, and have the testimony of Jesus Christ.”</text:p>
      <text:p text:style-name="P1"/>
      <text:p text:style-name="P1"><text:span text:style-name="T1">Introduction:</text:span> There are many ministers today who talk about spiritual warfare. They speak of temptation and sorrow but they act as if spiritual warfare is the temptation to eat too much dessert and their sorrow is as deep as their favorite team losing a ball game.</text:p>
      <text:p text:style-name="P1"><text:s text:c="2"/>The spiritual warfare that the Book of Revelation talks about is a world-wide attack that satan has launched against the body of Christ. It is a battle for keeps. Satan wants to eliminate you from the fight. </text:p>
      <text:p text:style-name="P1"><text:s text:c="2"/>There is a war against the saints around the globe: in Muslim nations, the spiritual war is a demonic/physical assault on the people of Christ. In Europe, the conflict is a war of secularism (where the Muslim refugees are turning it into a physical war against all who are not Muslim). Every European nation seems to be falling into secularism. In Sweden the war is one of unbelief. That socialistic nation admits that only 20% of its population even believes in God any more. In England, It is a war of apostasy. This nation that used to send missionaries throughout the world is rapidly closing many of its churches and replacing them with mosques. Here, in America, satan has infiltrated the church with a <text:s/>continual flood of sensuality and materialism. His favorite weapons are love of money and addiction to pleasure. </text:p>
      <text:p text:style-name="P1"><text:s text:c="2"/>Our society wants to approve the lifestyle of your choice and the total acceptance of any others' choice. The god of this world is gloating about his success. He does seem to be winning. Yet when we read the scriptures they tell us of the final battle and it’s outcome. We do win! </text:p>
      <text:p text:style-name="P1"><text:span text:style-name="T1">I. The private wars of the individual child of God:</text:span> (wars of the flesh). There are wars that you fight that only you know about. They can be inner turmoil about areas of doubt and unbelief. They can be inner pain from past sin or guilt. They may even include sins of the imagination that were never committed but still seem to be as real as if you had done them on camera. Sometimes they are physical pain that is beyond the pale of normal suffering. Some of these wars are beyond explanation even if you wanted to tell someone else about them. </text:p>
      <text:p text:style-name="P1"><text:s text:c="2"/>David Wilkerson tells about a time that his daughter was dealing with cancer. He was beyond understanding how God could allow cancer in his wife and then the death of his granddaughter only to be followed by his daughter developing cancer. He cried out to God and after weeks of no response God spoke and said: “Your daughter has two fathers. Tell me which one can hold her in that hospital room.” He said: “You can Lord. Thanks.”</text:p>
      <text:p text:style-name="P1"><text:span text:style-name="T1">II. The private war through a season of heaviness:</text:span> I Peter 1:5-6 “Who are kept by the power of God through faith unto salvation … though now for a season, if need be, ye are in heaviness…” There are burdens that are a heavy load to carry. It is depression of the deepest sort with no way to understand or explain. It is the believer that is hit with burden after burden and trial after trial. It is what Job experienced as reporter after reporter told him, of another calamity. After all possessions were lost and he lay in the ash heap with sores over his entire body his wife arrives to put the blame on God and three friends come along to blame him. He could not explain his way out of this nor would he quit on God through it all.</text:p>
      <text:p text:style-name="P1"><text:s text:c="2"/>To be honest; it is a grief that is unexplainable that seems unbearable. I'm sure that some of you can relate. To one who fails to turn to Christ this is often a precursor to suicide.</text:p>
      <text:p text:style-name="P1"><text:span text:style-name="T1">III. Private wars that are the result of sin:</text:span> (tell David’s story). David’s war came as a result of satan’s attack. It was an attack that caused him to succumb to temptation and then it was an attack of satan that kept him under the bondage of guilt. There is satan’s voice saying: “You are not really forgiven. God cannot use you again. How could you have been so stupid?” It is important to realize that satan is not lying about our guilt but he is lying about God's Grace. Just because he is correct about our failure we must not give him license to invade our thoughts.</text:p>
      <text:p text:style-name="P1"><text:s text:c="2"/>We need to realize that no matter how Godly we seem to be, we can also fall. We <text:span text:style-name="T2">also</text:span> need to realize that falling need not be permanent. Satan gets a thrill out of our fall but he is far more benefited when we fail to get back up and fight.</text:p>
      <text:p text:style-name="P1"/>
      <text:p text:style-name="P1"><text:span text:style-name="T1">Conclude:</text:span> How do we win these private wars? David reflects in Psalm 144:1 "Blessed be the LORD my strength, which teacheth my hands to war, and my fingers to fight:" </text:p>
      <text:p text:style-name="P1"><text:s text:c="2"/>God, usually, does not not take us out of the war. It is war that develops our muscles and provides wisdom for future battles. God uses people to drive back the enemy. We are His warriors and God uses you and me to teach and strengthen other brothers and sisters for their battles. </text:p>
      <text:p text:style-name="P1"><text:s text:c="2"/>Read the text again: Finish it with Revelation 20:1-3 &amp; 10. We do win in the end.</text:p>
      <text:p text:style-name="P1"><text:s text:c="2"/>Christ was born so that we would have one to come along side of us and fight with us. In many battles He will tell us to “...stand still, <text:span text:style-name="T3">and see the salvation of the LORD...The LORD shall fight for you, and ye shall hold your peace.”</text:span></text:p>
      <text:p text:style-name="P1"><text:s text:c="2"/>Stand for pray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Your Personal War</dc:title>
    <meta:initial-creator>Joel Tice</meta:initial-creator>
    <meta:creation-date>2007-10-27T13:54:00</meta:creation-date>
    <dc:creator>Joel Tice</dc:creator>
    <dc:date>2019-11-28T23:05:16.05</dc:date>
    <meta:editing-cycles>13</meta:editing-cycles>
    <meta:editing-duration>PT16H57M21S</meta:editing-duration>
    <meta:generator>OpenOffice/4.1.3$Win32 OpenOffice.org_project/413m1$Build-9783</meta:generator>
    <meta:document-statistic meta:table-count="0" meta:image-count="0" meta:object-count="0" meta:page-count="1" meta:paragraph-count="19" meta:word-count="987" meta:character-count="5313"/>
  </office:meta>
</office:document-meta>
</file>